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2394e1" officeooo:paragraph-rsid="002394e1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2394e1" officeooo:paragraph-rsid="00249be2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2645bf" officeooo:paragraph-rsid="002645bf"/>
    </style:style>
    <style:style style:name="P4" style:family="paragraph" style:parent-style-name="Standard">
      <style:paragraph-properties fo:text-align="start" style:justify-single-word="false" style:writing-mode="rl-tb"/>
      <style:text-properties officeooo:rsid="002645bf" officeooo:paragraph-rsid="002645bf"/>
    </style:style>
    <style:style style:name="P5" style:family="paragraph" style:parent-style-name="Standard">
      <style:paragraph-properties fo:text-align="start" style:justify-single-word="false" style:writing-mode="rl-tb"/>
      <style:text-properties officeooo:paragraph-rsid="002645bf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02645bf"/>
    </style:style>
    <style:style style:name="P7" style:family="paragraph" style:parent-style-name="Standard" style:master-page-name="Standard">
      <style:paragraph-properties fo:text-align="end" style:justify-single-word="false" style:page-number="auto" style:writing-mode="rl-tb"/>
      <style:text-properties officeooo:rsid="002394e1" officeooo:paragraph-rsid="00249be2"/>
    </style:style>
    <style:style style:name="P8" style:family="paragraph" style:parent-style-name="Standard">
      <style:paragraph-properties fo:text-align="start" style:justify-single-word="false" style:writing-mode="rl-tb"/>
      <style:text-properties fo:font-variant="normal" fo:text-transform="none" fo:color="#242729" style:font-name="Consolas" fo:font-size="9.75pt" fo:letter-spacing="normal" fo:font-style="normal" fo:font-weight="normal" officeooo:paragraph-rsid="002645bf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02645bf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0292ee7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02ad94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02bd6c3"/>
    </style:style>
    <style:style style:name="P13" style:family="paragraph" style:parent-style-name="Standard">
      <style:paragraph-properties fo:text-align="start" style:justify-single-word="false" style:writing-mode="rl-tb"/>
      <style:text-properties officeooo:paragraph-rsid="00292ee7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/>
    </style:style>
    <style:style style:name="T2" style:family="text">
      <style:text-properties fo:font-variant="normal" fo:text-transform="none" fo:color="#242729" style:font-name="Consolas" fo:font-size="9.75pt" fo:letter-spacing="normal" fo:font-style="normal" fo:font-weight="normal" officeooo:rsid="002645bf"/>
    </style:style>
    <style:style style:name="T3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4" style:family="text">
      <style:text-properties fo:font-variant="normal" fo:text-transform="none" fo:color="#242729" style:font-name="Consolas" fo:font-size="9.75pt" fo:letter-spacing="normal" fo:font-style="normal" fo:font-weight="normal" officeooo:rsid="002645bf" fo:background-color="#eff0f1" loext:char-shading-value="0" loext:padding="0in" loext:border="none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 officeooo:rsid="00277cc7" fo:background-color="#eff0f1" loext:char-shading-value="0" loext:padding="0in" loext:border="none"/>
    </style:style>
    <style:style style:name="T6" style:family="text">
      <style:text-properties fo:font-variant="normal" fo:text-transform="none" fo:color="#242729" style:font-name="Consolas" fo:font-size="9.75pt" fo:letter-spacing="normal" fo:font-style="normal" fo:font-weight="normal" officeooo:rsid="002bd6c3" fo:background-color="#eff0f1" loext:char-shading-value="0" loext:padding="0in" loext:border="none"/>
    </style:style>
    <style:style style:name="T7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in" loext:border="none"/>
    </style:style>
    <style:style style:name="T8" style:family="text">
      <style:text-properties officeooo:rsid="002645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ocial-auth-app-django</text:p>
      <text:p text:style-name="P2"><text:s text:c="2"/>نام یک فریم ورک است که به ما امکان ثبت نام از طریقشبکه های اجتماعی را میدهد.</text:p>
      <text:p text:style-name="P1"/>
      <text:p text:style-name="P3">برای ثبت نام از طریق گوگل به ترتیب پس از ساختن اپ در داشپوردگوگل به این شکل عمل می کنیم:<text:line-break/><text:line-break/></text:p>
      <text:p text:style-name="P5"><text:span text:style-name="T8">pip install </text:span><text:span text:style-name="T1">social-auth-app-django</text:span></text:p>
      <text:p text:style-name="P8"/>
      <text:p text:style-name="P13"><text:span text:style-name="T2">اضافه کردن خط زیر به اپ های نصب شده:</text:span></text:p>
      <text:p text:style-name="P13"><text:span text:style-name="T2"><text:line-break/></text:span><text:span text:style-name="T1">'social_django'</text:span></text:p>
      <text:p text:style-name="P4"><text:span text:style-name="T1">اضافه کردن </text:span><text:span text:style-name="Source_20_Text"><text:span text:style-name="T3">رمزهایی که از گوگل گرفتیم در settings.py به مانند زیر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>SOCIAL_AUTH_GOOGLE_OAUTH2_KEY='95098079381-bft1qvb62vj1bt1f51lfo978ablasvm5.apps.googleusercontent.com'</text:span></text:span></text:p>
      <text:p text:style-name="P4"><text:span text:style-name="Source_20_Text"><text:span text:style-name="T3">SOCIAL_AUTH_GOOGLE_OAUTH2_SECRET = 'XJE0n72A2ec4bWJvluAL_tHe'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3"><text:span text:style-name="Source_20_Text"><text:span text:style-name="T3">افزودن این در فایل تنظیمات </text:span></text:span></text:p>
      <text:p text:style-name="P3"><text:span text:style-name="Source_20_Text"><text:span text:style-name="T3"/></text:span></text:p>
      <text:p text:style-name="P3"><text:span text:style-name="Source_20_Text"><text:span text:style-name="T3">AUTHENTICATION_BACKENDS = (</text:span></text:span></text:p>
      <text:p text:style-name="P3"><text:span text:style-name="Source_20_Text"><text:span text:style-name="T3"><text:s text:c="4"/>'social_core.backends.github.GithubOAuth2',</text:span></text:span></text:p>
      <text:p text:style-name="P3"><text:span text:style-name="Source_20_Text"><text:span text:style-name="T3"/></text:span></text:p>
      <text:p text:style-name="P3"><text:span text:style-name="Source_20_Text"><text:span text:style-name="T3"><text:s text:c="4"/>'social_core.backends.google.GoogleOAuth2',</text:span></text:span></text:p>
      <text:p text:style-name="P3"><text:span text:style-name="Source_20_Text"><text:span text:style-name="T3"/></text:span></text:p>
      <text:p text:style-name="P3"><text:span text:style-name="Source_20_Text"><text:span text:style-name="T3"><text:s text:c="4"/>'django.contrib.auth.backends.ModelBackend',</text:span></text:span></text:p>
      <text:p text:style-name="P3"><text:soft-page-break/><text:span text:style-name="Source_20_Text"><text:span text:style-name="T3">)</text:span></text:span></text:p>
      <text:p text:style-name="P6"><text:span text:style-name="Source_20_Text"><text:span text:style-name="T4">در مورد </text:span></text:span><text:span text:style-name="Source_20_Text"><text:span text:style-name="T7">AUTHENTICATION_BACKENDS</text:span></text:span><text:span text:style-name="Source_20_Text"><text:span text:style-name="T4"> باید مراقب باشیم که اگر شبکه های اجتماعی دیگری هم باشند انها هم باید همینجا اضافه شوند به علاوه خط اخر یعنی modelbackend فقط یک بار باید اضافه شود .</text:span></text:span></text:p>
      <text:p text:style-name="P6"><text:span text:style-name="Source_20_Text"><text:span text:style-name="T4"/></text:span></text:p>
      <text:p text:style-name="P10"><text:span text:style-name="Source_20_Text"><text:span text:style-name="T4">در urls.py هم باید اضافه کنیم:</text:span></text:span></text:p>
      <text:p text:style-name="P10"><text:span text:style-name="Source_20_Text"><text:span text:style-name="T4"><text:line-break/><text:line-break/>url(r'^oauth/', include('social_django.urls', namespace='social')), </text:span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11"><text:span text:style-name="Source_20_Text"><text:span text:style-name="T5">برای لینک این طوری است:</text:span></text:span></text:p>
      <text:p text:style-name="P11"><text:span text:style-name="Source_20_Text"><text:span text:style-name="T5"><text:line-break/><text:line-break/> <text:s/>&lt;a href="{% url 'social:begin' 'google-oauth2' %}"&gt;Google+&lt;/a&gt;</text:span></text:span></text:p>
      <text:p text:style-name="P11"><text:span text:style-name="Source_20_Text"><text:span text:style-name="T5"/></text:span></text:p>
      <text:p text:style-name="P12"><text:span text:style-name="Source_20_Text"><text:span text:style-name="T6">به علاوه ی اینها باید اپ فعال شده باشد . برای فعال کردن اپ به ادرس زیر می رویم </text:span></text:span></text:p>
      <text:p text:style-name="P12"><text:span text:style-name="Source_20_Text"><text:span text:style-name="T6"/></text:span></text:p>
      <text:p text:style-name="P12"><text:a xlink:type="simple" xlink:href="https://console.developers.google.com/apis/api/plus/overview" text:style-name="Internet_20_link" text:visited-style-name="Visited_20_Internet_20_Link"><text:span text:style-name="Source_20_Text"><text:span text:style-name="T6">https://console.developers.google.com/apis/api/plus/overview</text:span></text:span></text:a></text:p>
      <text:p text:style-name="P12"><text:span text:style-name="Source_20_Text"><text:span text:style-name="T6">و مهم است که در منوی کشویی حتما اپ مورد نظر خود را انتخاب داشته باشیم </text:span></text:span></text:p>
      <text:p text:style-name="P12"><text:span text:style-name="Source_20_Tex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17</meta:editing-cycles>
    <meta:creation-date>2017-06-01T07:12:00</meta:creation-date>
    <dc:date>2017-11-21T03:44:36.867814747</dc:date>
    <meta:editing-duration>PT6H49M55S</meta:editing-duration>
    <meta:generator>LibreOffice/5.1.6.2$Linux_X86_64 LibreOffice_project/10m0$Build-2</meta:generator>
    <meta:document-statistic meta:table-count="0" meta:image-count="0" meta:object-count="0" meta:page-count="2" meta:paragraph-count="23" meta:word-count="168" meta:character-count="1279" meta:non-whitespace-character-count="11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